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74cf4" officeooo:paragraph-rsid="00274cf4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0" style:family="paragraph" style:parent-style-name="Standard">
      <style:text-properties officeooo:rsid="0011be00" officeooo:paragraph-rsid="0011be00"/>
    </style:style>
    <style:style style:name="P11" style:family="paragraph" style:parent-style-name="Standard">
      <style:text-properties officeooo:rsid="00156edf" officeooo:paragraph-rsid="00156edf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5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7" style:family="paragraph" style:parent-style-name="Heading_20_1">
      <style:paragraph-properties fo:break-before="page"/>
      <style:text-properties officeooo:rsid="000fc6a8" officeooo:paragraph-rsid="000fc6a8"/>
    </style:style>
    <style:style style:name="P18" style:family="paragraph" style:parent-style-name="Heading_20_1">
      <style:paragraph-properties fo:break-before="page"/>
      <style:text-properties officeooo:rsid="001388d8" officeooo:paragraph-rsid="001388d8"/>
    </style:style>
    <style:style style:name="P19" style:family="paragraph" style:parent-style-name="Heading_20_1">
      <style:paragraph-properties fo:break-before="page"/>
      <style:text-properties officeooo:rsid="00156edf" officeooo:paragraph-rsid="00156edf"/>
    </style:style>
    <style:style style:name="P20" style:family="paragraph" style:parent-style-name="Heading_20_1">
      <style:text-properties officeooo:rsid="001134a5" officeooo:paragraph-rsid="001134a5"/>
    </style:style>
    <style:style style:name="P21" style:family="paragraph" style:parent-style-name="Heading_20_1">
      <style:text-properties officeooo:rsid="0011be00" officeooo:paragraph-rsid="0011be00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fo:font-weight="normal" officeooo:rsid="001eb38e" officeooo:paragraph-rsid="001eb38e" style:font-weight-asian="normal" style:font-weight-complex="normal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 style:list-style-name="L1">
      <style:text-properties fo:font-weight="bold" officeooo:rsid="0011be00" officeooo:paragraph-rsid="0011be00" style:font-weight-asian="bold" style:font-weight-complex="bold"/>
    </style:style>
    <style:style style:name="P25" style:family="paragraph" style:parent-style-name="Standard" style:list-style-name="L1">
      <style:text-properties fo:font-weight="bold" officeooo:rsid="0011be00" officeooo:paragraph-rsid="001eb38e" style:font-weight-asian="bold" style:font-weight-complex="bold"/>
    </style:style>
    <style:style style:name="P26" style:family="paragraph" style:parent-style-name="Standard" style:list-style-name="L1">
      <style:text-properties fo:font-weight="bold" officeooo:rsid="001eb38e" officeooo:paragraph-rsid="001eb38e" style:font-weight-asian="bold" style:font-weight-complex="bold"/>
    </style:style>
    <style:style style:name="P27" style:family="paragraph" style:parent-style-name="Standard">
      <style:text-properties fo:font-weight="bold" officeooo:rsid="001388d8" officeooo:paragraph-rsid="002e0b75" style:font-weight-asian="bold" style:font-weight-complex="bold"/>
    </style:style>
    <style:style style:name="P28" style:family="paragraph" style:parent-style-name="Standard">
      <style:text-properties officeooo:rsid="0029fab4" officeooo:paragraph-rsid="0029fab4"/>
    </style:style>
    <style:style style:name="P29" style:family="paragraph" style:parent-style-name="Standard" style:list-style-name="L3">
      <style:text-properties officeooo:rsid="0029fab4" officeooo:paragraph-rsid="0029fab4"/>
    </style:style>
    <style:style style:name="P30" style:family="paragraph" style:parent-style-name="Standard">
      <style:text-properties fo:font-weight="normal" officeooo:rsid="0029fab4" officeooo:paragraph-rsid="0029fab4" style:font-weight-asian="normal" style:font-weight-complex="normal"/>
    </style:style>
    <style:style style:name="P31" style:family="paragraph" style:parent-style-name="Standard">
      <style:text-properties officeooo:rsid="00156edf" officeooo:paragraph-rsid="001388d8"/>
    </style:style>
    <style:style style:name="P32" style:family="paragraph" style:parent-style-name="List_20_Paragraph" style:list-style-name="L2">
      <style:text-properties officeooo:rsid="002cd2ec" officeooo:paragraph-rsid="002cd2ec"/>
    </style:style>
    <style:style style:name="P33" style:family="paragraph" style:parent-style-name="Preformatted_20_Text">
      <style:text-properties fo:color="#000000" style:font-name="DejaVu Sans Mono" officeooo:paragraph-rsid="001388d8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5" style:family="paragraph" style:parent-style-name="Preformatted_20_Text">
      <style:text-properties fo:color="#000000" style:font-name="DejaVu Sans Mono" officeooo:paragraph-rsid="002e0b75"/>
    </style:style>
    <style:style style:name="P36" style:family="paragraph" style:parent-style-name="Preformatted_20_Text">
      <style:text-properties fo:color="#000000" style:font-name="DejaVu Sans Mono" fo:font-weight="bold" officeooo:rsid="001388d8" officeooo:paragraph-rsid="002e0b75" style:font-weight-asian="normal" style:font-weight-complex="normal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bold" officeooo:rsid="001388d8" officeooo:paragraph-rsid="002e0b75" style:font-weight-asian="normal" style:font-weight-complex="normal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00" fo:font-weight="bold" officeooo:rsid="001388d8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74cf4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19ae5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style:font-name="DejaVu Sans Mono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9fab4" style:font-weight-asian="normal" style:font-weight-complex="normal"/>
    </style:style>
    <style:style style:name="T13" style:family="text">
      <style:text-properties fo:font-weight="normal" officeooo:rsid="002cd2ec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808000"/>
    </style:style>
    <style:style style:name="T16" style:family="text">
      <style:text-properties fo:color="#808000" fo:font-weight="bold"/>
    </style:style>
    <style:style style:name="T17" style:family="text">
      <style:text-properties fo:color="#808000" fo:font-weight="normal" style:font-weight-asian="normal" style:font-weight-complex="normal"/>
    </style:style>
    <style:style style:name="T18" style:family="text">
      <style:text-properties fo:color="#008000"/>
    </style:style>
    <style:style style:name="T19" style:family="text">
      <style:text-properties fo:color="#008000" fo:font-weight="bold"/>
    </style:style>
    <style:style style:name="T20" style:family="text">
      <style:text-properties fo:color="#008000" style:font-name="DejaVu Sans Mono" fo:font-weight="bold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371f80"/>
    </style:style>
    <style:style style:name="T24" style:family="text">
      <style:text-properties fo:color="#371f80" style:font-name="DejaVu Sans Mono"/>
    </style:style>
    <style:style style:name="T25" style:family="text">
      <style:text-properties style:font-name="DejaVu Sans Mono"/>
    </style:style>
    <style:style style:name="T26" style:family="text">
      <style:text-properties fo:color="#0000ff" style:font-name="DejaVu Sans Mono"/>
    </style:style>
    <style:style style:name="T27" style:family="text">
      <style:text-properties fo:color="#1f542e"/>
    </style:style>
    <style:style style:name="T28" style:family="text">
      <style:text-properties fo:color="#1f542e" style:font-name="DejaVu Sans Mono" fo:font-weight="bold"/>
    </style:style>
    <style:style style:name="T29" style:family="text">
      <style:text-properties fo:color="#1f542e" fo:font-weight="bold"/>
    </style:style>
    <style:style style:name="T30" style:family="text">
      <style:text-properties fo:color="#808080"/>
    </style:style>
    <style:style style:name="T31" style:family="text">
      <style:text-properties fo:color="#808080" style:font-name="DejaVu Sans Mono" fo:font-style="italic"/>
    </style:style>
    <style:style style:name="T32" style:family="text">
      <style:text-properties fo:color="#808080" fo:font-style="italic"/>
    </style:style>
    <style:style style:name="T33" style:family="text">
      <style:text-properties officeooo:rsid="001d1c0e"/>
    </style:style>
    <style:style style:name="T34" style:family="text">
      <style:text-properties officeooo:rsid="002cd2ec"/>
    </style:style>
    <style:style style:name="T35" style:family="text">
      <style:text-properties fo:color="#008080"/>
    </style:style>
    <style:style style:name="T36" style:family="text">
      <style:text-properties fo:color="#008080" style:font-name="DejaVu Sans Mono"/>
    </style:style>
    <style:style style:name="T37" style:family="text">
      <style:text-properties fo:color="#660e7a" style:font-name="DejaVu Sans Mono"/>
    </style:style>
    <style:style style:name="T38" style:family="text">
      <style:text-properties officeooo:rsid="002e0b75"/>
    </style:style>
    <style:style style:name="T39" style:family="text">
      <style:text-properties officeooo:rsid="003008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5</text:span><text:span text:style-name="T1"> по курсу</text:span><text:span text:style-name="T3"> </text:span></text:p>
      <text:p text:style-name="P7">«Операционные системы»</text:p>
      <text:p text:style-name="P6"/>
      <text:p text:style-name="P5">Работа с динамическими библиотеками</text:p>
      <text:p text:style-name="P2"/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5">Студент: </text:span><text:span text:style-name="T9">Семенов Илья Михайлович</text:span></text:p>
      <text:p text:style-name="P16"><text:span text:style-name="T5">Группа: М80 – 20</text:span><text:span text:style-name="T6">6</text:span><text:span text:style-name="T5">Б-18</text:span></text:p>
      <text:p text:style-name="P16"><text:span text:style-name="T5">Вариант: </text:span><text:span text:style-name="T7">15</text:span></text:p>
      <text:p text:style-name="P12">Преподаватель: Соколов Андрей <text:s/>Алексеевич</text:p>
      <text:p text:style-name="P12">Оценка: ___________</text:p>
      <text:p text:style-name="P12">Дата: ___________</text:p>
      <text:p text:style-name="P14"><text:span text:style-name="T8">Подпись</text:span><text:span text:style-name="T5">: ___________</text:span></text:p>
      <text:p text:style-name="P13"/>
      <text:p text:style-name="P13"/>
      <text:p text:style-name="P13">Москва, 2019</text:p>
      <text:h text:style-name="P17" text:outline-level="1">Постановка задачи</text:h>
      <text:p text:style-name="P28">Создать динамическую библиотеку, которая реализует определенный функционал. Далее использовать данную библиотеку двумя способами:</text:p>
      <text:list xml:id="list2798290843" text:style-name="L3">
        <text:list-item>
          <text:p text:style-name="P29">Подключить библиотеку на этапе линковки</text:p>
        </text:list-item>
        <text:list-item>
          <text:p text:style-name="P29">Подгрузив библиотеку в память с помощью системных вызовов</text:p>
        </text:list-item>
      </text:list>
      <text:p text:style-name="P8"><text:span text:style-name="T14">Вариант задания:</text:span><text:span text:style-name="T11"> </text:span><text:span text:style-name="T12">1-4</text:span><text:span text:style-name="T11">. </text:span><text:span text:style-name="T12">Библиотека должна обеспечивать работу со списком MD5 сумм.</text:span></text:p>
      <text:h text:style-name="P20" text:outline-level="1">Общие сведения о программе</text:h>
      <text:p text:style-name="P30"><text:span text:style-name="T33">П</text:span>рограмма представляет собой динамическую библиотеку, состоящую из файлов list.c, list.h, MD5.c, MD5.h, а так же заголовочного файла, содержащего объявления всех функций и структур, используемых в библиотеке(содержит только директивы для включения в себя файлов list.h и MD5.h).</text:p>
      <text:p text:style-name="P30">Так же в программе есть два исполняемых файла, демонстрирующих работу с динамической библиотекой — main_link.c, main_syscall.c</text:p>
      <text:p text:style-name="P30">Сборка и подключение библиотеки выполняется системой сборки CMake. Используются команды add_executable, add_library, target_link_library(SHARED).</text:p>
      <text:p text:style-name="P10">Используются следующие системные вызовы</text:p>
      <text:list xml:id="list1604396765" text:style-name="L1">
        <text:list-item>
          <text:p text:style-name="P24"><text:span text:style-name="T34">dlopen</text:span><text:span text:style-name="T11"> — </text:span><text:span text:style-name="T13">загружает динамическую библиотеку и возвращает handle</text:span></text:p>
        </text:list-item>
        <text:list-item>
          <text:p text:style-name="P24"><text:span text:style-name="T34">dlclose</text:span> —<text:span text:style-name="T11"> </text:span><text:span text:style-name="T13">уменьшает счетчик ссылок на динамический объект в памяти, если он становится равным нулю, то объект выгружается из памяти.</text:span></text:p>
        </text:list-item>
        <text:list-item>
          <text:p text:style-name="P25"><text:span text:style-name="T34">dlsym</text:span> —<text:span text:style-name="T11"> </text:span><text:span text:style-name="T13">позволяет получить указатель на функцию, находящуюся в динамической библиотеке.</text:span></text:p>
        </text:list-item>
        <text:list-item>
          <text:p text:style-name="P26"><text:span text:style-name="T34">dlerror</text:span><text:span text:style-name="T11"> — </text:span><text:span text:style-name="T13">возвращает читабельную строку, описывающую последнюю возникшую ошибку, возникшую при взаимодействие с динамической библиотекой.</text:span></text:p>
        </text:list-item>
      </text:list>
      <text:p text:style-name="P22"/>
      <text:h text:style-name="P21" text:outline-level="1">Общий метод и алгоритм решения</text:h>
      <text:list xml:id="list707995952" text:style-name="L2">
        <text:list-item>
          <text:p text:style-name="P32">Создать файлы динамической библиотеки.</text:p>
        </text:list-item>
        <text:list-item>
          <text:p text:style-name="P32">Собрать библиотеку с помощью CMake и получить файл с расширением .so</text:p>
        </text:list-item>
        <text:list-item>
          <text:p text:style-name="P32"><text:soft-page-break/>Написать две программы, одна из которых использует системные вызовы для открытия библиотеки, а другая подключает библиотеку на этапе линковки.</text:p>
        </text:list-item>
        <text:list-item>
          <text:p text:style-name="P32"><text:span text:style-name="T11">Собрать эти программы и проверить корректность их работы</text:span></text:p>
        </text:list-item>
      </text:list>
      <text:h text:style-name="Heading_20_1" text:outline-level="1">Код программы</text:h>
      <text:p text:style-name="P9"><text:span text:style-name="T34">list</text:span>.<text:span text:style-name="T34">h</text:span>: </text:p>
      <text:p text:style-name="P33"><text:span text:style-name="T16">#</text:span><text:span text:style-name="T17">ifndef</text:span><text:span text:style-name="T16"> </text:span><text:span text:style-name="T29">LIB_TEST_LIST_H</text:span></text:p>
      <text:p text:style-name="P34"><text:span text:style-name="T15">#define </text:span><text:span text:style-name="T29">LIB_TEST_LIST_H</text:span></text:p>
      <text:p text:style-name="P34"><text:span text:style-name="T15">#include </text:span><text:span text:style-name="T19">&lt;stdbool.h&gt;</text:span></text:p>
      <text:p text:style-name="P34"><text:span text:style-name="T15">#include </text:span><text:span text:style-name="T19">&lt;glob.h&gt;</text:span></text:p>
      <text:p text:style-name="P34"><text:span text:style-name="T15">#include </text:span><text:span text:style-name="T19">&lt;stdlib.h&gt;</text:span></text:p>
      <text:p text:style-name="P34"><text:span text:style-name="T15">#include </text:span><text:span text:style-name="T19">&lt;stdio.h&gt;</text:span></text:p>
      <text:p text:style-name="P34"><text:span text:style-name="T15">#include </text:span><text:span text:style-name="T19">"MD5.h"</text:span></text:p>
      <text:p text:style-name="P34"><text:span text:style-name="T15">#define </text:span><text:span text:style-name="T29">VALUE_TYPE </text:span>md5</text:p>
      <text:p text:style-name="P34"><text:span text:style-name="T21">typedef struct </text:span><text:span text:style-name="T35">ListNode </text:span>{</text:p>
      <text:p text:style-name="P38"><text:s text:c="4"/><text:span text:style-name="T28">VALUE_TYPE </text:span><text:span text:style-name="T37">data</text:span><text:span text:style-name="T25">;</text:span></text:p>
      <text:p text:style-name="P38"><text:s text:c="4"/><text:span text:style-name="T22">struct </text:span><text:span text:style-name="T36">ListNode</text:span><text:span text:style-name="T25">* </text:span><text:span text:style-name="T37">next</text:span><text:span text:style-name="T25">;</text:span></text:p>
      <text:p text:style-name="P38"><text:s text:c="4"/><text:span text:style-name="T22">struct </text:span><text:span text:style-name="T36">ListNode</text:span><text:span text:style-name="T25">* </text:span><text:span text:style-name="T37">prev</text:span><text:span text:style-name="T25">;</text:span></text:p>
      <text:p text:style-name="P34">} <text:span text:style-name="T23">list_node</text:span>;</text:p>
      <text:p text:style-name="P34"><text:span text:style-name="T21">typedef struct </text:span><text:span text:style-name="T35">List </text:span>{</text:p>
      <text:p text:style-name="P38"><text:s text:c="4"/><text:span text:style-name="T22">struct </text:span><text:span text:style-name="T36">ListNode</text:span><text:span text:style-name="T25">* </text:span><text:span text:style-name="T37">begin</text:span><text:span text:style-name="T25">;</text:span></text:p>
      <text:p text:style-name="P38"><text:s text:c="4"/><text:span text:style-name="T22">struct </text:span><text:span text:style-name="T36">ListNode</text:span><text:span text:style-name="T25">* </text:span><text:span text:style-name="T37">after_end</text:span><text:span text:style-name="T25">;</text:span></text:p>
      <text:p text:style-name="P34">} <text:span text:style-name="T23">list</text:span>;</text:p>
      <text:p text:style-name="P34"><text:span text:style-name="T21">typedef struct </text:span><text:span text:style-name="T35">ListIterator </text:span>{</text:p>
      <text:p text:style-name="P38"><text:s text:c="4"/><text:span text:style-name="T22">struct </text:span><text:span text:style-name="T36">ListNode</text:span><text:span text:style-name="T25">* </text:span><text:span text:style-name="T37">node</text:span><text:span text:style-name="T25">;</text:span></text:p>
      <text:p text:style-name="P38"><text:s text:c="4"/><text:span text:style-name="T22">struct </text:span><text:span text:style-name="T36">List</text:span><text:span text:style-name="T25">* </text:span><text:span text:style-name="T37">list</text:span><text:span text:style-name="T25">;</text:span></text:p>
      <text:p text:style-name="P34">} <text:span text:style-name="T23">list_iterator</text:span>;</text:p>
      <text:p text:style-name="P34"><text:span text:style-name="T21">void </text:span>list_init(<text:span text:style-name="T23">list</text:span>* l);</text:p>
      <text:p text:style-name="P34"><text:span text:style-name="T21">void </text:span>list_clear(<text:span text:style-name="T23">list</text:span>* l);</text:p>
      <text:p text:style-name="P34"><text:span text:style-name="T21">void </text:span>list_destroy(<text:span text:style-name="T23">list</text:span>* l);</text:p>
      <text:p text:style-name="P34"><text:span text:style-name="T23">list_iterator </text:span>list_begin(<text:span text:style-name="T23">list</text:span>* l);</text:p>
      <text:p text:style-name="P34"><text:span text:style-name="T23">list_iterator </text:span>list_end(<text:span text:style-name="T23">list</text:span>* l);</text:p>
      <text:p text:style-name="P34"><text:span text:style-name="T23">list_iterator </text:span>list_iter_next(<text:span text:style-name="T23">list_iterator </text:span>it);</text:p>
      <text:p text:style-name="P34"><text:span text:style-name="T23">list_iterator </text:span>list_iter_prev(<text:span text:style-name="T23">list_iterator </text:span>it);</text:p>
      <text:p text:style-name="P34"><text:span text:style-name="T23">list_iterator </text:span>list_make_iter(<text:span text:style-name="T23">list_node</text:span>* node, <text:span text:style-name="T23">list</text:span>* list);</text:p>
      <text:p text:style-name="P34"><text:span text:style-name="T29">bool </text:span>list_iter_equal(<text:span text:style-name="T23">list_iterator </text:span>lhs, <text:span text:style-name="T23">list_iterator </text:span>rhs);</text:p>
      <text:p text:style-name="P34"><text:span text:style-name="T29">VALUE_TYPE</text:span>* list_iter_get(<text:span text:style-name="T23">list_iterator </text:span>it);</text:p>
      <text:p text:style-name="P34"><text:span text:style-name="T21">void </text:span>list_insert(<text:span text:style-name="T23">list_iterator </text:span>it, <text:span text:style-name="T29">VALUE_TYPE </text:span>val);</text:p>
      <text:p text:style-name="P34"><text:span text:style-name="T21">void </text:span>list_erase(<text:span text:style-name="T23">list_iterator </text:span>it);</text:p>
      <text:p text:style-name="P34"><text:span text:style-name="T21">void </text:span>list_print(<text:span text:style-name="T23">list</text:span>* l);</text:p>
      <text:p text:style-name="P34"><text:span text:style-name="T29">bool </text:span>list_empty(<text:span text:style-name="T23">list</text:span>* l);</text:p>
      <text:p text:style-name="P34"><text:span text:style-name="T23">size_t </text:span>list_size(<text:span text:style-name="T23">list</text:span>* l);</text:p>
      <text:p text:style-name="P39"><text:span text:style-name="T15">#endif </text:span><text:span text:style-name="T32">//LIB_TEST_LIST_H</text:span></text:p>
      <text:p text:style-name="P27"><text:span text:style-name="T34">list</text:span>.<text:span text:style-name="T38">c</text:span>: </text:p>
      <text:p text:style-name="P35"><text:span text:style-name="T16">#include </text:span><text:span text:style-name="T19">"list.h"</text:span></text:p>
      <text:p text:style-name="P34"><text:span text:style-name="T21">void </text:span>list_init(<text:span text:style-name="T23">list</text:span>* l) {</text:p>
      <text:p text:style-name="P38"><text:s text:c="4"/><text:span text:style-name="T25">l-&gt;</text:span><text:span text:style-name="T37">after_end </text:span><text:span text:style-name="T25">= malloc(</text:span><text:span text:style-name="T22">sizeof</text:span><text:span text:style-name="T25">(</text:span><text:span text:style-name="T24">list_node</text:span><text:span text:style-name="T25">));</text:span></text:p>
      <text:p text:style-name="P38"><text:s text:c="4"/><text:span text:style-name="T25">l-&gt;</text:span><text:span text:style-name="T37">begin </text:span><text:span text:style-name="T25">= l-&gt;</text:span><text:span text:style-name="T37">after_end</text:span><text:span text:style-name="T25">;</text:span></text:p>
      <text:p text:style-name="P38"><text:s text:c="4"/><text:span text:style-name="T25">l-&gt;</text:span><text:span text:style-name="T37">begin</text:span><text:span text:style-name="T25">-&gt;</text:span><text:span text:style-name="T37">prev </text:span><text:span text:style-name="T25">= </text:span><text:span text:style-name="T28">NULL</text:span><text:span text:style-name="T25">;</text:span></text:p>
      <text:p text:style-name="P34">}</text:p>
      <text:p text:style-name="P34"><text:span text:style-name="T21">void </text:span>list_print(<text:span text:style-name="T23">list</text:span>* l) {</text:p>
      <text:p text:style-name="P38"><text:soft-page-break/><text:s text:c="4"/><text:span text:style-name="T24">list_iterator </text:span><text:span text:style-name="T25">it = list_begin(l);</text:span></text:p>
      <text:p text:style-name="P38"><text:s text:c="4"/><text:span text:style-name="T22">while </text:span><text:span text:style-name="T25">(!list_iter_equal(it, list_end(l))) {</text:span></text:p>
      <text:p text:style-name="P38"><text:s text:c="8"/><text:span text:style-name="T22">char</text:span><text:span text:style-name="T25">* str = hash_to_string(*list_iter_get(it));</text:span></text:p>
      <text:p text:style-name="P38"><text:s text:c="8"/><text:span text:style-name="T25">printf(</text:span><text:span text:style-name="T20">"%s "</text:span><text:span text:style-name="T25">, str);</text:span></text:p>
      <text:p text:style-name="P38"><text:s text:c="8"/><text:span text:style-name="T25">free(str);</text:span></text:p>
      <text:p text:style-name="P38"><text:s text:c="8"/><text:span text:style-name="T25">it = list_iter_next(it);</text:span></text:p>
      <text:p text:style-name="P38"><text:s text:c="4"/><text:span text:style-name="T25">}</text:span></text:p>
      <text:p text:style-name="P38"><text:s text:c="4"/><text:span text:style-name="T25">printf(</text:span><text:span text:style-name="T20">"</text:span><text:span text:style-name="T22">\n</text:span><text:span text:style-name="T20">"</text:span><text:span text:style-name="T25">);</text:span></text:p>
      <text:p text:style-name="P34">}</text:p>
      <text:p text:style-name="P34"><text:span text:style-name="T21">void </text:span>list_clear(<text:span text:style-name="T23">list</text:span>* l) {</text:p>
      <text:p text:style-name="P38"><text:s text:c="4"/><text:span text:style-name="T22">while </text:span><text:span text:style-name="T25">(l-&gt;</text:span><text:span text:style-name="T37">begin </text:span><text:span text:style-name="T25">!= l-&gt;</text:span><text:span text:style-name="T37">after_end</text:span><text:span text:style-name="T25">) {</text:span></text:p>
      <text:p text:style-name="P38"><text:s text:c="8"/><text:span text:style-name="T24">list_node</text:span><text:span text:style-name="T25">* temp = l-&gt;</text:span><text:span text:style-name="T37">begin</text:span><text:span text:style-name="T25">;</text:span></text:p>
      <text:p text:style-name="P38"><text:s text:c="8"/><text:span text:style-name="T25">l-&gt;</text:span><text:span text:style-name="T37">begin </text:span><text:span text:style-name="T25">= l-&gt;</text:span><text:span text:style-name="T37">begin</text:span><text:span text:style-name="T25">-&gt;</text:span><text:span text:style-name="T37">next</text:span><text:span text:style-name="T25">;</text:span></text:p>
      <text:p text:style-name="P38"><text:s text:c="8"/><text:span text:style-name="T25">free(temp);</text:span></text:p>
      <text:p text:style-name="P38"><text:s text:c="4"/><text:span text:style-name="T25">}</text:span></text:p>
      <text:p text:style-name="P34">}</text:p>
      <text:p text:style-name="P34"><text:span text:style-name="T21">void </text:span>list_destroy(<text:span text:style-name="T23">list</text:span>* l) {</text:p>
      <text:p text:style-name="P38"><text:s text:c="4"/><text:span text:style-name="T25">list_clear(l);</text:span></text:p>
      <text:p text:style-name="P38"><text:s text:c="4"/><text:span text:style-name="T25">free(l-&gt;</text:span><text:span text:style-name="T37">after_end</text:span><text:span text:style-name="T25">);</text:span></text:p>
      <text:p text:style-name="P38"><text:s text:c="4"/><text:span text:style-name="T25">l-&gt;</text:span><text:span text:style-name="T37">begin </text:span><text:span text:style-name="T25">= </text:span><text:span text:style-name="T28">NULL</text:span><text:span text:style-name="T25">;</text:span></text:p>
      <text:p text:style-name="P38"><text:s text:c="4"/><text:span text:style-name="T25">l-&gt;</text:span><text:span text:style-name="T37">after_end </text:span><text:span text:style-name="T25">= </text:span><text:span text:style-name="T28">NULL</text:span><text:span text:style-name="T25">;</text:span></text:p>
      <text:p text:style-name="P34">}</text:p>
      <text:p text:style-name="P34"><text:span text:style-name="T23">list_iterator </text:span>list_begin(<text:span text:style-name="T23">list</text:span>* l) {</text:p>
      <text:p text:style-name="P38"><text:s text:c="4"/><text:span text:style-name="T22">return </text:span><text:span text:style-name="T25">list_make_iter(l-&gt;</text:span><text:span text:style-name="T37">begin</text:span><text:span text:style-name="T25">, l);</text:span></text:p>
      <text:p text:style-name="P34">}</text:p>
      <text:p text:style-name="P34"><text:span text:style-name="T23">list_iterator </text:span>list_end(<text:span text:style-name="T23">list</text:span>* l) {</text:p>
      <text:p text:style-name="P38"><text:s text:c="4"/><text:span text:style-name="T22">return </text:span><text:span text:style-name="T25">list_make_iter(l-&gt;</text:span><text:span text:style-name="T37">after_end</text:span><text:span text:style-name="T25">, l);</text:span></text:p>
      <text:p text:style-name="P34">}</text:p>
      <text:p text:style-name="P34"><text:span text:style-name="T23">list_iterator </text:span>list_iter_next(<text:span text:style-name="T23">list_iterator </text:span>it) {</text:p>
      <text:p text:style-name="P38"><text:s text:c="4"/><text:span text:style-name="T22">return </text:span><text:span text:style-name="T25">list_make_iter(it.</text:span><text:span text:style-name="T37">node</text:span><text:span text:style-name="T25">-&gt;</text:span><text:span text:style-name="T37">next</text:span><text:span text:style-name="T25">, it.</text:span><text:span text:style-name="T37">list</text:span><text:span text:style-name="T25">);</text:span></text:p>
      <text:p text:style-name="P34">}</text:p>
      <text:p text:style-name="P34"><text:span text:style-name="T23">list_iterator </text:span>list_iter_prev(<text:span text:style-name="T23">list_iterator </text:span>it) {</text:p>
      <text:p text:style-name="P38"><text:s text:c="4"/><text:span text:style-name="T22">return </text:span><text:span text:style-name="T25">list_make_iter(it.</text:span><text:span text:style-name="T37">node</text:span><text:span text:style-name="T25">-&gt;</text:span><text:span text:style-name="T37">prev</text:span><text:span text:style-name="T25">, it.</text:span><text:span text:style-name="T37">list</text:span><text:span text:style-name="T25">);</text:span></text:p>
      <text:p text:style-name="P34">}</text:p>
      <text:p text:style-name="P34"><text:span text:style-name="T23">list_iterator </text:span>list_make_iter(<text:span text:style-name="T23">list_node</text:span>* node, <text:span text:style-name="T23">list</text:span>* list) {</text:p>
      <text:p text:style-name="P38"><text:s text:c="4"/><text:span text:style-name="T22">return </text:span><text:span text:style-name="T25">(</text:span><text:span text:style-name="T24">list_iterator</text:span><text:span text:style-name="T25">){.</text:span><text:span text:style-name="T37">node </text:span><text:span text:style-name="T25">= node, .</text:span><text:span text:style-name="T37">list </text:span><text:span text:style-name="T25">= list};</text:span></text:p>
      <text:p text:style-name="P34">}</text:p>
      <text:p text:style-name="P34"><text:span text:style-name="T29">bool </text:span>list_iter_equal(<text:span text:style-name="T23">list_iterator </text:span>lhs, <text:span text:style-name="T23">list_iterator </text:span>rhs) {</text:p>
      <text:p text:style-name="P38"><text:s text:c="4"/><text:span text:style-name="T22">return </text:span><text:span text:style-name="T25">lhs.</text:span><text:span text:style-name="T37">list </text:span><text:span text:style-name="T25">== rhs.</text:span><text:span text:style-name="T37">list </text:span><text:span text:style-name="T25">&amp;&amp; rhs.</text:span><text:span text:style-name="T37">node </text:span><text:span text:style-name="T25">== lhs.</text:span><text:span text:style-name="T37">node</text:span><text:span text:style-name="T25">;</text:span></text:p>
      <text:p text:style-name="P34">}</text:p>
      <text:p text:style-name="P34"><text:span text:style-name="T29">VALUE_TYPE</text:span>* list_iter_get(<text:span text:style-name="T23">list_iterator </text:span>it) {</text:p>
      <text:p text:style-name="P38"><text:s text:c="4"/><text:span text:style-name="T22">return </text:span><text:span text:style-name="T25">&amp;it.</text:span><text:span text:style-name="T37">node</text:span><text:span text:style-name="T25">-&gt;</text:span><text:span text:style-name="T37">data</text:span><text:span text:style-name="T25">;</text:span></text:p>
      <text:p text:style-name="P34">}</text:p>
      <text:p text:style-name="P34"><text:span text:style-name="T21">void </text:span>list_insert(<text:span text:style-name="T23">list_iterator </text:span>it, <text:span text:style-name="T29">VALUE_TYPE </text:span>val) {</text:p>
      <text:p text:style-name="P38"><text:s text:c="4"/><text:span text:style-name="T24">list_node</text:span><text:span text:style-name="T25">* node = it.</text:span><text:span text:style-name="T37">node</text:span><text:span text:style-name="T25">;</text:span></text:p>
      <text:p text:style-name="P38"><text:s text:c="4"/><text:span text:style-name="T24">list_node</text:span><text:span text:style-name="T25">* new_node = malloc(</text:span><text:span text:style-name="T22">sizeof</text:span><text:span text:style-name="T25">(</text:span><text:span text:style-name="T24">list_node</text:span><text:span text:style-name="T25">));</text:span></text:p>
      <text:p text:style-name="P38"><text:s text:c="4"/><text:span text:style-name="T25">new_node-&gt;</text:span><text:span text:style-name="T37">data </text:span><text:span text:style-name="T25">= val;</text:span></text:p>
      <text:p text:style-name="P38"><text:s text:c="4"/><text:span text:style-name="T22">if </text:span><text:span text:style-name="T25">(node-&gt;</text:span><text:span text:style-name="T37">prev </text:span><text:span text:style-name="T25">== </text:span><text:span text:style-name="T28">NULL</text:span><text:span text:style-name="T25">) { </text:span><text:span text:style-name="T31">// вставка в начало</text:span></text:p>
      <text:p text:style-name="P38"><text:span text:style-name="T30"><text:s text:c="8"/></text:span><text:span text:style-name="T25">node-&gt;</text:span><text:span text:style-name="T37">prev </text:span><text:span text:style-name="T25">= new_node;</text:span></text:p>
      <text:p text:style-name="P38"><text:s text:c="8"/><text:span text:style-name="T25">new_node-&gt;</text:span><text:span text:style-name="T37">next </text:span><text:span text:style-name="T25">= node;</text:span></text:p>
      <text:p text:style-name="P38"><text:s text:c="8"/><text:span text:style-name="T25">new_node-&gt;</text:span><text:span text:style-name="T37">prev </text:span><text:span text:style-name="T25">= </text:span><text:span text:style-name="T28">NULL</text:span><text:span text:style-name="T25">;</text:span></text:p>
      <text:p text:style-name="P38"><text:s text:c="8"/><text:span text:style-name="T25">it.</text:span><text:span text:style-name="T37">list</text:span><text:span text:style-name="T25">-&gt;</text:span><text:span text:style-name="T37">begin </text:span><text:span text:style-name="T25">= new_node;</text:span></text:p>
      <text:p text:style-name="P38"><text:s text:c="8"/><text:span text:style-name="T22">return</text:span><text:span text:style-name="T25">;</text:span></text:p>
      <text:p text:style-name="P38"><text:s text:c="4"/><text:span text:style-name="T25">}</text:span></text:p>
      <text:p text:style-name="P38"><text:s text:c="4"/><text:span text:style-name="T25">new_node-&gt;</text:span><text:span text:style-name="T37">prev </text:span><text:span text:style-name="T25">= node-&gt;</text:span><text:span text:style-name="T37">prev</text:span><text:span text:style-name="T25">;</text:span></text:p>
      <text:p text:style-name="P38"><text:s text:c="4"/><text:span text:style-name="T25">new_node-&gt;</text:span><text:span text:style-name="T37">next </text:span><text:span text:style-name="T25">= node;</text:span></text:p>
      <text:p text:style-name="P38"><text:s text:c="4"/><text:span text:style-name="T25">node-&gt;</text:span><text:span text:style-name="T37">prev</text:span><text:span text:style-name="T25">-&gt;</text:span><text:span text:style-name="T37">next </text:span><text:span text:style-name="T25">= new_node;</text:span></text:p>
      <text:p text:style-name="P38"><text:soft-page-break/><text:s text:c="4"/><text:span text:style-name="T25">node-&gt;</text:span><text:span text:style-name="T37">prev </text:span><text:span text:style-name="T25">= new_node;</text:span></text:p>
      <text:p text:style-name="P34">}</text:p>
      <text:p text:style-name="P34"><text:span text:style-name="T21">void </text:span>list_erase(<text:span text:style-name="T23">list_iterator </text:span>it) {</text:p>
      <text:p text:style-name="P38"><text:s text:c="4"/><text:span text:style-name="T22">if </text:span><text:span text:style-name="T25">(it.</text:span><text:span text:style-name="T37">node </text:span><text:span text:style-name="T25">== it.</text:span><text:span text:style-name="T37">list</text:span><text:span text:style-name="T25">-&gt;</text:span><text:span text:style-name="T37">after_end</text:span><text:span text:style-name="T25">) {</text:span></text:p>
      <text:p text:style-name="P38"><text:s text:c="8"/><text:span text:style-name="T22">return</text:span><text:span text:style-name="T25">;</text:span></text:p>
      <text:p text:style-name="P38"><text:s text:c="4"/><text:span text:style-name="T25">}</text:span></text:p>
      <text:p text:style-name="P38"><text:s text:c="4"/><text:span text:style-name="T22">if </text:span><text:span text:style-name="T25">(it.</text:span><text:span text:style-name="T37">node</text:span><text:span text:style-name="T25">-&gt;</text:span><text:span text:style-name="T37">prev </text:span><text:span text:style-name="T25">== </text:span><text:span text:style-name="T28">NULL</text:span><text:span text:style-name="T25">) {</text:span></text:p>
      <text:p text:style-name="P38"><text:s text:c="8"/><text:span text:style-name="T25">it.</text:span><text:span text:style-name="T37">node</text:span><text:span text:style-name="T25">-&gt;</text:span><text:span text:style-name="T37">next</text:span><text:span text:style-name="T25">-&gt;</text:span><text:span text:style-name="T37">prev </text:span><text:span text:style-name="T25">= </text:span><text:span text:style-name="T28">NULL</text:span><text:span text:style-name="T25">;</text:span></text:p>
      <text:p text:style-name="P38"><text:s text:c="8"/><text:span text:style-name="T25">it.</text:span><text:span text:style-name="T37">list</text:span><text:span text:style-name="T25">-&gt;</text:span><text:span text:style-name="T37">begin </text:span><text:span text:style-name="T25">= it.</text:span><text:span text:style-name="T37">node</text:span><text:span text:style-name="T25">-&gt;</text:span><text:span text:style-name="T37">next</text:span><text:span text:style-name="T25">;</text:span></text:p>
      <text:p text:style-name="P38"><text:s text:c="8"/><text:span text:style-name="T25">free(it.</text:span><text:span text:style-name="T37">node</text:span><text:span text:style-name="T25">);</text:span></text:p>
      <text:p text:style-name="P38"><text:s text:c="8"/><text:span text:style-name="T22">return</text:span><text:span text:style-name="T25">;</text:span></text:p>
      <text:p text:style-name="P38"><text:s text:c="4"/><text:span text:style-name="T25">}</text:span></text:p>
      <text:p text:style-name="P38"><text:s text:c="4"/><text:span text:style-name="T24">list_node</text:span><text:span text:style-name="T25">* temp = it.</text:span><text:span text:style-name="T37">node</text:span><text:span text:style-name="T25">;</text:span></text:p>
      <text:p text:style-name="P38"><text:s text:c="4"/><text:span text:style-name="T25">it.</text:span><text:span text:style-name="T37">node</text:span><text:span text:style-name="T25">-&gt;</text:span><text:span text:style-name="T37">prev</text:span><text:span text:style-name="T25">-&gt;</text:span><text:span text:style-name="T37">next </text:span><text:span text:style-name="T25">= it.</text:span><text:span text:style-name="T37">node</text:span><text:span text:style-name="T25">-&gt;</text:span><text:span text:style-name="T37">next</text:span><text:span text:style-name="T25">;</text:span></text:p>
      <text:p text:style-name="P38"><text:s text:c="4"/><text:span text:style-name="T25">it.</text:span><text:span text:style-name="T37">node</text:span><text:span text:style-name="T25">-&gt;</text:span><text:span text:style-name="T37">next</text:span><text:span text:style-name="T25">-&gt;</text:span><text:span text:style-name="T37">prev </text:span><text:span text:style-name="T25">= it.</text:span><text:span text:style-name="T37">node</text:span><text:span text:style-name="T25">-&gt;</text:span><text:span text:style-name="T37">prev</text:span><text:span text:style-name="T25">;</text:span></text:p>
      <text:p text:style-name="P38"><text:s text:c="4"/><text:span text:style-name="T25">free(temp);</text:span></text:p>
      <text:p text:style-name="P34">}</text:p>
      <text:p text:style-name="P34"><text:span text:style-name="T29">bool </text:span>list_empty(<text:span text:style-name="T23">list</text:span>* l) {</text:p>
      <text:p text:style-name="P38"><text:s text:c="4"/><text:span text:style-name="T22">return </text:span><text:span text:style-name="T25">l-&gt;</text:span><text:span text:style-name="T37">begin </text:span><text:span text:style-name="T25">== l-&gt;</text:span><text:span text:style-name="T37">after_end</text:span><text:span text:style-name="T25">;</text:span></text:p>
      <text:p text:style-name="P34">}</text:p>
      <text:p text:style-name="P34"><text:span text:style-name="T23">size_t </text:span>list_size(<text:span text:style-name="T23">list</text:span>* l) {</text:p>
      <text:p text:style-name="P38"><text:s text:c="4"/><text:span text:style-name="T24">size_t </text:span><text:span text:style-name="T25">size = </text:span><text:span text:style-name="T26">0</text:span><text:span text:style-name="T25">;</text:span></text:p>
      <text:p text:style-name="P38"><text:s text:c="4"/><text:span text:style-name="T24">list_node</text:span><text:span text:style-name="T25">* node = l-&gt;</text:span><text:span text:style-name="T37">begin</text:span><text:span text:style-name="T25">;</text:span></text:p>
      <text:p text:style-name="P38"><text:s text:c="4"/><text:span text:style-name="T22">while </text:span><text:span text:style-name="T25">(node != l-&gt;</text:span><text:span text:style-name="T37">after_end</text:span><text:span text:style-name="T25">) {</text:span></text:p>
      <text:p text:style-name="P38"><text:s text:c="8"/><text:span text:style-name="T25">size++;</text:span></text:p>
      <text:p text:style-name="P38"><text:s text:c="8"/><text:span text:style-name="T25">node = node-&gt;</text:span><text:span text:style-name="T37">next</text:span><text:span text:style-name="T25">;</text:span></text:p>
      <text:p text:style-name="P38"><text:s text:c="4"/><text:span text:style-name="T25">}</text:span></text:p>
      <text:p text:style-name="P38"><text:s text:c="4"/><text:span text:style-name="T22">return </text:span><text:span text:style-name="T25">size;</text:span></text:p>
      <text:p text:style-name="P41"><text:span text:style-name="T19"/></text:p>
      <text:p text:style-name="P27"><text:span text:style-name="T38">MD5.h</text:span>: </text:p>
      <text:p text:style-name="P36"><text:span text:style-name="T15">#ifndef </text:span><text:span text:style-name="T27">LIB_TEST_MD5_H</text:span></text:p>
      <text:p text:style-name="P34"><text:span text:style-name="T15">#define </text:span><text:span text:style-name="T29">LIB_TEST_MD5_H</text:span></text:p>
      <text:p text:style-name="P34"><text:span text:style-name="T15">#include </text:span><text:span text:style-name="T19">&lt;stdlib.h&gt;</text:span></text:p>
      <text:p text:style-name="P34"><text:span text:style-name="T15">#include </text:span><text:span text:style-name="T19">&lt;stdio.h&gt;</text:span></text:p>
      <text:p text:style-name="P34"><text:span text:style-name="T21">typedef struct </text:span><text:span text:style-name="T35">MD5 </text:span>{</text:p>
      <text:p text:style-name="P38"><text:s text:c="4"/><text:span text:style-name="T22">unsigned long long </text:span><text:span text:style-name="T37">part1</text:span><text:span text:style-name="T25">;</text:span></text:p>
      <text:p text:style-name="P38"><text:s text:c="4"/><text:span text:style-name="T22">unsigned long long </text:span><text:span text:style-name="T37">part2</text:span><text:span text:style-name="T25">;</text:span></text:p>
      <text:p text:style-name="P34">} <text:span text:style-name="T23">md5</text:span>;</text:p>
      <text:p text:style-name="P34"><text:span text:style-name="T21">char </text:span>get_hex_digit(<text:span text:style-name="T21">unsigned </text:span>number);</text:p>
      <text:p text:style-name="P34"><text:span text:style-name="T23">md5 </text:span>make_hash(<text:span text:style-name="T21">unsigned long long </text:span>p1, <text:span text:style-name="T21">unsigned long long </text:span>p2);</text:p>
      <text:p text:style-name="P34"><text:span text:style-name="T21">char</text:span>* hash_to_string(<text:span text:style-name="T23">md5 </text:span>hash);</text:p>
      <text:p text:style-name="P39"><text:span text:style-name="T15">#endif </text:span><text:span text:style-name="T32">//LIB_TEST_MD5_H</text:span></text:p>
      <text:p text:style-name="P36"><text:span text:style-name="T29"/></text:p>
      <text:p text:style-name="P27"><text:span text:style-name="T38">MD5.c</text:span>: </text:p>
      <text:p text:style-name="P36"><text:span text:style-name="T15">#include </text:span><text:span text:style-name="T18">"MD5.h"</text:span></text:p>
      <text:p text:style-name="P34"><text:span text:style-name="T23">md5 </text:span>make_hash(<text:span text:style-name="T21">unsigned long long </text:span>p1, <text:span text:style-name="T21">unsigned long long </text:span>p2) {</text:p>
      <text:p text:style-name="P38"><text:s text:c="4"/><text:span text:style-name="T22">return </text:span><text:span text:style-name="T25">(</text:span><text:span text:style-name="T24">md5</text:span><text:span text:style-name="T25">){.</text:span><text:span text:style-name="T37">part1 </text:span><text:span text:style-name="T25">= p1, .</text:span><text:span text:style-name="T37">part2 </text:span><text:span text:style-name="T25">= p2};</text:span></text:p>
      <text:p text:style-name="P34">}</text:p>
      <text:p text:style-name="P34"><text:span text:style-name="T21">char </text:span>get_hex_digit(<text:span text:style-name="T21">unsigned </text:span>number) {</text:p>
      <text:p text:style-name="P38"><text:s text:c="4"/><text:span text:style-name="T22">if </text:span><text:span text:style-name="T25">(number &lt; </text:span><text:span text:style-name="T26">10</text:span><text:span text:style-name="T25">) {</text:span></text:p>
      <text:p text:style-name="P38"><text:s text:c="8"/><text:span text:style-name="T22">return </text:span><text:span text:style-name="T20">'0' </text:span><text:span text:style-name="T25">+ number;</text:span></text:p>
      <text:p text:style-name="P38"><text:s text:c="4"/><text:span text:style-name="T25">} </text:span><text:span text:style-name="T22">else </text:span><text:span text:style-name="T25">{</text:span></text:p>
      <text:p text:style-name="P38"><text:s text:c="8"/><text:span text:style-name="T22">return </text:span><text:span text:style-name="T20">'A' </text:span><text:span text:style-name="T25">+ number - </text:span><text:span text:style-name="T26">10</text:span><text:span text:style-name="T25">;</text:span></text:p>
      <text:p text:style-name="P38"><text:soft-page-break/><text:s text:c="4"/><text:span text:style-name="T25">}</text:span></text:p>
      <text:p text:style-name="P34">}</text:p>
      <text:p text:style-name="P34"><text:span text:style-name="T21">char</text:span>* hash_to_string(<text:span text:style-name="T23">md5 </text:span>hash) {</text:p>
      <text:p text:style-name="P38"><text:s text:c="4"/><text:span text:style-name="T22">char</text:span><text:span text:style-name="T25">* result = malloc(</text:span><text:span text:style-name="T22">sizeof</text:span><text:span text:style-name="T25">(</text:span><text:span text:style-name="T22">char</text:span><text:span text:style-name="T25">) * </text:span><text:span text:style-name="T26">33</text:span><text:span text:style-name="T25">);</text:span></text:p>
      <text:p text:style-name="P38"><text:s text:c="4"/><text:span text:style-name="T25">result[</text:span><text:span text:style-name="T26">32</text:span><text:span text:style-name="T25">] = </text:span><text:span text:style-name="T20">'</text:span><text:span text:style-name="T22">\0</text:span><text:span text:style-name="T20">'</text:span><text:span text:style-name="T25">;</text:span></text:p>
      <text:p text:style-name="P38"><text:s text:c="4"/><text:span text:style-name="T22">for </text:span><text:span text:style-name="T25">(</text:span><text:span text:style-name="T22">int </text:span><text:span text:style-name="T25">i = </text:span><text:span text:style-name="T26">0</text:span><text:span text:style-name="T25">; i &lt; </text:span><text:span text:style-name="T26">32</text:span><text:span text:style-name="T25">; ++i) {</text:span></text:p>
      <text:p text:style-name="P38"><text:s text:c="8"/><text:span text:style-name="T22">unsigned long long</text:span><text:span text:style-name="T25">* number = (i &lt; </text:span><text:span text:style-name="T26">16 </text:span><text:span text:style-name="T25">? &amp;hash.</text:span><text:span text:style-name="T37">part1 </text:span><text:span text:style-name="T25">: &amp;hash.</text:span><text:span text:style-name="T37">part2</text:span><text:span text:style-name="T25">);</text:span></text:p>
      <text:p text:style-name="P38"><text:s text:c="8"/><text:span text:style-name="T22">unsigned </text:span><text:span text:style-name="T25">cur_bits = ((*number) &gt;&gt; ((</text:span><text:span text:style-name="T26">15 </text:span><text:span text:style-name="T25">- i) * </text:span><text:span text:style-name="T26">4</text:span><text:span text:style-name="T25">)) &amp; </text:span><text:span text:style-name="T26">15u</text:span><text:span text:style-name="T25">;</text:span></text:p>
      <text:p text:style-name="P38"><text:s text:c="8"/><text:span text:style-name="T25">result[i] = get_hex_digit(cur_bits);</text:span></text:p>
      <text:p text:style-name="P38"><text:s text:c="4"/><text:span text:style-name="T25">}</text:span></text:p>
      <text:p text:style-name="P38"><text:s text:c="4"/><text:span text:style-name="T22">return </text:span><text:span text:style-name="T25">result;</text:span></text:p>
      <text:p text:style-name="P40"><text:span text:style-name="T10">}</text:span></text:p>
      <text:p text:style-name="P27"><text:span text:style-name="T38">main_syscall</text:span>.<text:span text:style-name="T38">c</text:span>: </text:p>
      <text:p text:style-name="P36"><text:span text:style-name="T15">#include </text:span><text:span text:style-name="T18">&lt;stdio.h&gt;</text:span></text:p>
      <text:p text:style-name="P34"><text:span text:style-name="T15">#include </text:span><text:span text:style-name="T19">&lt;stdlib.h&gt;</text:span></text:p>
      <text:p text:style-name="P34"><text:span text:style-name="T15">#include </text:span><text:span text:style-name="T19">&lt;dlfcn.h&gt;</text:span></text:p>
      <text:p text:style-name="P34"><text:span text:style-name="T15">#include </text:span><text:span text:style-name="T19">"lib_interface.h"</text:span></text:p>
      <text:p text:style-name="P34"><text:span text:style-name="T21">int </text:span>main() {</text:p>
      <text:p text:style-name="P38"><text:s text:c="4"/><text:span text:style-name="T22">void</text:span><text:span text:style-name="T25">* ptr = dlopen(</text:span><text:span text:style-name="T20">"libmy_list.so"</text:span><text:span text:style-name="T25">, </text:span><text:span text:style-name="T28">RTLD_NOW</text:span><text:span text:style-name="T25">);</text:span></text:p>
      <text:p text:style-name="P38"><text:s text:c="4"/><text:span text:style-name="T22">if</text:span><text:span text:style-name="T25">(!ptr) {</text:span></text:p>
      <text:p text:style-name="P38"><text:s text:c="8"/><text:span text:style-name="T25">printf(</text:span><text:span text:style-name="T20">"%s"</text:span><text:span text:style-name="T25">, dlerror());</text:span></text:p>
      <text:p text:style-name="P38"><text:s text:c="8"/><text:span text:style-name="T25">exit(</text:span><text:span text:style-name="T26">1</text:span><text:span text:style-name="T25">);</text:span></text:p>
      <text:p text:style-name="P38"><text:s text:c="4"/><text:span text:style-name="T25">}</text:span></text:p>
      <text:p text:style-name="P38"><text:s text:c="4"/><text:span text:style-name="T22">void </text:span><text:span text:style-name="T25">(*init)(</text:span><text:span text:style-name="T24">list</text:span><text:span text:style-name="T25">*) = dlsym(ptr, </text:span><text:span text:style-name="T20">"list_init"</text:span><text:span text:style-name="T25">);</text:span></text:p>
      <text:p text:style-name="P38"><text:s text:c="4"/><text:span text:style-name="T22">void </text:span><text:span text:style-name="T25">(*clear)(</text:span><text:span text:style-name="T24">list</text:span><text:span text:style-name="T25">*) = dlsym(ptr, </text:span><text:span text:style-name="T20">"list_clear"</text:span><text:span text:style-name="T25">);</text:span></text:p>
      <text:p text:style-name="P38"><text:s text:c="4"/><text:span text:style-name="T22">void </text:span><text:span text:style-name="T25">(*destroy)(</text:span><text:span text:style-name="T24">list</text:span><text:span text:style-name="T25">*) = dlsym(ptr, </text:span><text:span text:style-name="T20">"list_destroy"</text:span><text:span text:style-name="T25">);</text:span></text:p>
      <text:p text:style-name="P38"><text:s text:c="4"/><text:span text:style-name="T24">list_iterator </text:span><text:span text:style-name="T25">(*begin)(</text:span><text:span text:style-name="T24">list</text:span><text:span text:style-name="T25">*) = dlsym(ptr, </text:span><text:span text:style-name="T20">"list_begin"</text:span><text:span text:style-name="T25">);</text:span></text:p>
      <text:p text:style-name="P38"><text:s text:c="4"/><text:span text:style-name="T24">list_iterator </text:span><text:span text:style-name="T25">(*end)(</text:span><text:span text:style-name="T24">list</text:span><text:span text:style-name="T25">*) = dlsym(ptr, </text:span><text:span text:style-name="T20">"list_end"</text:span><text:span text:style-name="T25">);</text:span></text:p>
      <text:p text:style-name="P38"><text:s text:c="4"/><text:span text:style-name="T24">list_iterator </text:span><text:span text:style-name="T25">(*iter_next)(</text:span><text:span text:style-name="T24">list_iterator</text:span><text:span text:style-name="T25">) = dlsym(ptr,</text:span><text:span text:style-name="T20">"list_iter_next"</text:span><text:span text:style-name="T25">);</text:span></text:p>
      <text:p text:style-name="P38"><text:s text:c="4"/><text:span text:style-name="T24">list_iterator </text:span><text:span text:style-name="T25">(*iter_prev)(</text:span><text:span text:style-name="T24">list_iterator</text:span><text:span text:style-name="T25">) = dlsym(ptr,</text:span><text:span text:style-name="T20">"list_iter_prev"</text:span><text:span text:style-name="T25">);</text:span></text:p>
      <text:p text:style-name="P38"><text:s text:c="4"/><text:span text:style-name="T22">void </text:span><text:span text:style-name="T25">(*insert)(</text:span><text:span text:style-name="T24">list_iterator</text:span><text:span text:style-name="T25">, </text:span><text:span text:style-name="T28">VALUE_TYPE</text:span><text:span text:style-name="T25">) = dlsym(ptr, </text:span><text:span text:style-name="T20">"list_insert"</text:span><text:span text:style-name="T25">);</text:span></text:p>
      <text:p text:style-name="P38"><text:s text:c="4"/><text:span text:style-name="T22">void </text:span><text:span text:style-name="T25">(*erase)(</text:span><text:span text:style-name="T24">list_iterator</text:span><text:span text:style-name="T25">) = dlsym(ptr, </text:span><text:span text:style-name="T20">"list_erase"</text:span><text:span text:style-name="T25">);</text:span></text:p>
      <text:p text:style-name="P38"><text:s text:c="4"/><text:span text:style-name="T22">void </text:span><text:span text:style-name="T25">(*print)(</text:span><text:span text:style-name="T24">list</text:span><text:span text:style-name="T25">*) = dlsym(ptr, </text:span><text:span text:style-name="T20">"list_print"</text:span><text:span text:style-name="T25">);</text:span></text:p>
      <text:p text:style-name="P38"><text:s text:c="4"/><text:span text:style-name="T24">md5 </text:span><text:span text:style-name="T25">(*hash)(</text:span><text:span text:style-name="T22">unsigned long long</text:span><text:span text:style-name="T25">, </text:span><text:span text:style-name="T22">unsigned long long</text:span><text:span text:style-name="T25">) = dlsym(ptr, </text:span><text:span text:style-name="T20">"make_hash"</text:span><text:span text:style-name="T25">);</text:span></text:p>
      <text:p text:style-name="P38"><text:s text:c="4"/><text:span text:style-name="T22">void</text:span><text:span text:style-name="T25">* pointers[</text:span><text:span text:style-name="T26">9</text:span><text:span text:style-name="T25">] = {init,clear,begin,end,iter_next,iter_prev,insert,erase,print};</text:span></text:p>
      <text:p text:style-name="P38"><text:s text:c="4"/><text:span text:style-name="T22">for </text:span><text:span text:style-name="T25">(</text:span><text:span text:style-name="T22">int </text:span><text:span text:style-name="T25">i = </text:span><text:span text:style-name="T26">0</text:span><text:span text:style-name="T25">; i &lt; </text:span><text:span text:style-name="T26">9</text:span><text:span text:style-name="T25">; ++i) {</text:span></text:p>
      <text:p text:style-name="P38"><text:s text:c="8"/><text:span text:style-name="T22">if </text:span><text:span text:style-name="T25">(!pointers[i]) {</text:span></text:p>
      <text:p text:style-name="P38"><text:s text:c="12"/><text:span text:style-name="T25">printf(</text:span><text:span text:style-name="T20">"function is not loaded correctly</text:span><text:span text:style-name="T22">\n</text:span><text:span text:style-name="T20">"</text:span><text:span text:style-name="T25">);</text:span></text:p>
      <text:p text:style-name="P38"><text:s text:c="12"/><text:span text:style-name="T25">exit(</text:span><text:span text:style-name="T26">1</text:span><text:span text:style-name="T25">);</text:span></text:p>
      <text:p text:style-name="P38"><text:s text:c="8"/><text:span text:style-name="T25">}</text:span></text:p>
      <text:p text:style-name="P38"><text:s text:c="4"/><text:span text:style-name="T25">}</text:span></text:p>
      <text:p text:style-name="P38"><text:s text:c="4"/><text:span text:style-name="T24">list </text:span><text:span text:style-name="T25">l;</text:span></text:p>
      <text:p text:style-name="P38"><text:s text:c="4"/><text:span text:style-name="T25">init(&amp;l);</text:span></text:p>
      <text:p text:style-name="P38"><text:s text:c="4"/><text:span text:style-name="T25">insert(begin(&amp;l), hash(</text:span><text:span text:style-name="T26">10</text:span><text:span text:style-name="T25">,</text:span><text:span text:style-name="T26">10</text:span><text:span text:style-name="T25">));</text:span></text:p>
      <text:p text:style-name="P38"><text:s text:c="4"/><text:span text:style-name="T25">insert(begin(&amp;l), hash(</text:span><text:span text:style-name="T26">20</text:span><text:span text:style-name="T25">,</text:span><text:span text:style-name="T26">10</text:span><text:span text:style-name="T25">));</text:span></text:p>
      <text:p text:style-name="P38"><text:s text:c="4"/><text:span text:style-name="T25">insert(begin(&amp;l), hash(</text:span><text:span text:style-name="T26">30</text:span><text:span text:style-name="T25">,</text:span><text:span text:style-name="T26">10</text:span><text:span text:style-name="T25">));</text:span></text:p>
      <text:p text:style-name="P38"><text:s text:c="4"/><text:span text:style-name="T25">insert(begin(&amp;l), hash(</text:span><text:span text:style-name="T26">40</text:span><text:span text:style-name="T25">,</text:span><text:span text:style-name="T26">10</text:span><text:span text:style-name="T25">));</text:span></text:p>
      <text:p text:style-name="P38"><text:s text:c="4"/><text:span text:style-name="T25">insert(begin(&amp;l), hash(</text:span><text:span text:style-name="T26">50</text:span><text:span text:style-name="T25">,</text:span><text:span text:style-name="T26">10</text:span><text:span text:style-name="T25">));</text:span></text:p>
      <text:p text:style-name="P38"><text:s text:c="4"/><text:span text:style-name="T25">erase(iter_prev(end(&amp;l)));</text:span></text:p>
      <text:p text:style-name="P38"><text:s text:c="4"/><text:span text:style-name="T25">print(&amp;l);</text:span></text:p>
      <text:p text:style-name="P38"><text:s text:c="4"/><text:span text:style-name="T25">dlclose(ptr);</text:span></text:p>
      <text:p text:style-name="P39">}</text:p>
      <text:p text:style-name="P37"><text:soft-page-break/><text:span text:style-name="T27"/></text:p>
      <text:p text:style-name="P27"><text:span text:style-name="T38">main_link</text:span>.<text:span text:style-name="T38">c</text:span>: </text:p>
      <text:p text:style-name="P36"><text:span text:style-name="T15">#include </text:span><text:span text:style-name="T18">&lt;stdio.h&gt;</text:span></text:p>
      <text:p text:style-name="P34"><text:span text:style-name="T15">#include </text:span><text:span text:style-name="T19">"lib_interface.h"</text:span></text:p>
      <text:p text:style-name="P34"><text:span text:style-name="T21">int </text:span>main() {</text:p>
      <text:p text:style-name="P38"><text:s text:c="4"/><text:span text:style-name="T24">list </text:span><text:span text:style-name="T25">l1;</text:span></text:p>
      <text:p text:style-name="P38"><text:s text:c="4"/><text:span text:style-name="T25">list_init(&amp;l1);</text:span></text:p>
      <text:p text:style-name="P38"><text:s text:c="4"/><text:span text:style-name="T25">list_insert(list_begin(&amp;l1), make_hash(</text:span><text:span text:style-name="T26">10</text:span><text:span text:style-name="T25">,</text:span><text:span text:style-name="T26">10</text:span><text:span text:style-name="T25">));</text:span></text:p>
      <text:p text:style-name="P38"><text:s text:c="4"/><text:span text:style-name="T25">list_insert(list_begin(&amp;l1), make_hash(</text:span><text:span text:style-name="T26">20</text:span><text:span text:style-name="T25">,</text:span><text:span text:style-name="T26">20</text:span><text:span text:style-name="T25">));</text:span></text:p>
      <text:p text:style-name="P38"><text:s text:c="4"/><text:span text:style-name="T25">list_insert(list_begin(&amp;l1), make_hash(</text:span><text:span text:style-name="T26">30</text:span><text:span text:style-name="T25">,</text:span><text:span text:style-name="T26">30</text:span><text:span text:style-name="T25">));</text:span></text:p>
      <text:p text:style-name="P38"><text:s text:c="4"/><text:span text:style-name="T25">list_insert(list_begin(&amp;l1), make_hash(</text:span><text:span text:style-name="T26">40</text:span><text:span text:style-name="T25">,</text:span><text:span text:style-name="T26">40</text:span><text:span text:style-name="T25">));</text:span></text:p>
      <text:p text:style-name="P38"><text:s text:c="4"/><text:span text:style-name="T25">list_insert(list_begin(&amp;l1), make_hash(</text:span><text:span text:style-name="T26">50</text:span><text:span text:style-name="T25">,</text:span><text:span text:style-name="T26">50</text:span><text:span text:style-name="T25">));</text:span></text:p>
      <text:p text:style-name="P38"><text:s text:c="4"/><text:span text:style-name="T25">list_print(&amp;l1);</text:span></text:p>
      <text:p text:style-name="P39">}</text:p>
      <text:p text:style-name="P27"><text:span text:style-name="T38">lib_interface</text:span>.<text:span text:style-name="T38">h</text:span>: </text:p>
      <text:p text:style-name="P36"><text:span text:style-name="T15">#ifndef </text:span><text:span text:style-name="T27">LIB_TEST_LIB_INTERFACE_H</text:span></text:p>
      <text:p text:style-name="P34"><text:span text:style-name="T15">#define </text:span><text:span text:style-name="T29">LIB_TEST_LIB_INTERFACE_H</text:span></text:p>
      <text:p text:style-name="P34"><text:span text:style-name="T15">#include </text:span><text:span text:style-name="T19">"MD5.h"</text:span></text:p>
      <text:p text:style-name="P34"><text:span text:style-name="T15">#include </text:span><text:span text:style-name="T19">"list.h"</text:span></text:p>
      <text:p text:style-name="P39"><text:span text:style-name="T15">#endif </text:span><text:span text:style-name="T32">//LIB_TEST_LIB_INTERFACE_H</text:span></text:p>
      <text:h text:style-name="P18" text:outline-level="1">Демонстрация работы программы</text:h>
      <text:p text:style-name="P31">ilya@ilya-lenovo:~/CLionProjects/os_lab_05/cmake-build-debug$ ./lab_compile_link </text:p>
      <text:p text:style-name="P31">00000000000000320000000000000032 00000000000000280000000000000028 000000000000001E000000000000001E 00000000000000140000000000000014 000000000000000A000000000000000A </text:p>
      <text:p text:style-name="P31">ilya@ilya-lenovo:~/CLionProjects/os_lab_05/cmake-build-debug$ ./lab_syscall_link</text:p>
      <text:p text:style-name="P31">0000000000000032000000000000000A 0000000000000028000000000000000A 000000000000001E000000000000000A 0000000000000014000000000000000A </text:p>
      <text:p text:style-name="P31">ilya@ilya-lenovo:~/CLionProjects/os_lab_05/cmake-build-debug$ strace ./lab_syscall_link</text:p>
      <text:p text:style-name="P31">execve("./lab_syscall_link", ["./lab_syscall_link"], 0x7ffeae6a5c20 /* 53 vars */) = 0</text:p>
      <text:p text:style-name="P31">brk(NULL) <text:s text:c="30"/>= 0x562fb18df000</text:p>
      <text:p text:style-name="P31">access("/etc/ld.so.nohwcap", F_OK) <text:s text:c="5"/>= -1 ENOENT (No such file or directory)</text:p>
      <text:p text:style-name="P31">access("/etc/ld.so.preload", R_OK) <text:s text:c="5"/>= -1 ENOENT (No such file or directory)</text:p>
      <text:p text:style-name="P31">openat(AT_FDCWD, "/home/ilya/CLionProjects/os_lab_05/cmake-build-debug/tls/x86_64/x86_64/libdl.so.2", O_RDONLY|O_CLOEXEC) = -1 ENOENT (No such file or directory)</text:p>
      <text:p text:style-name="P31">stat("/home/ilya/CLionProjects/os_lab_05/cmake-build-debug/tls/x86_64/x86_64", 0x7ffd30f69db0) = -1 ENOENT (No such file or directory)</text:p>
      <text:p text:style-name="P31">openat(AT_FDCWD, "/home/ilya/CLionProjects/os_lab_05/cmake-build-debug/tls/x86_64/libdl.so.2", O_RDONLY|O_CLOEXEC) = -1 ENOENT (No such file or directory)</text:p>
      <text:p text:style-name="P31">stat("/home/ilya/CLionProjects/os_lab_05/cmake-build-debug/tls/x86_64", 0x7ffd30f69db0) = -1 ENOENT (No such file or directory)</text:p>
      <text:p text:style-name="P31">openat(AT_FDCWD, "/home/ilya/CLionProjects/os_lab_05/cmake-build-debug/tls/x86_64/libdl.so.2", O_RDONLY|O_CLOEXEC) = -1 ENOENT (No such file or directory)</text:p>
      <text:p text:style-name="P31">stat("/home/ilya/CLionProjects/os_lab_05/cmake-build-debug/tls/x86_64", 0x7ffd30f69db0) = -1 ENOENT (No such file or directory)</text:p>
      <text:p text:style-name="P31"><text:soft-page-break/>openat(AT_FDCWD, "/home/ilya/CLionProjects/os_lab_05/cmake-build-debug/tls/libdl.so.2", O_RDONLY|O_CLOEXEC) = -1 ENOENT (No such file or directory)</text:p>
      <text:p text:style-name="P31">stat("/home/ilya/CLionProjects/os_lab_05/cmake-build-debug/tls", 0x7ffd30f69db0) = -1 ENOENT (No such file or directory)</text:p>
      <text:p text:style-name="P31">openat(AT_FDCWD, "/home/ilya/CLionProjects/os_lab_05/cmake-build-debug/x86_64/x86_64/libdl.so.2", O_RDONLY|O_CLOEXEC) = -1 ENOENT (No such file or directory)</text:p>
      <text:p text:style-name="P31">stat("/home/ilya/CLionProjects/os_lab_05/cmake-build-debug/x86_64/x86_64", 0x7ffd30f69db0) = -1 ENOENT (No such file or directory)</text:p>
      <text:p text:style-name="P31">openat(AT_FDCWD, "/home/ilya/CLionProjects/os_lab_05/cmake-build-debug/x86_64/libdl.so.2", O_RDONLY|O_CLOEXEC) = -1 ENOENT (No such file or directory)</text:p>
      <text:p text:style-name="P31">stat("/home/ilya/CLionProjects/os_lab_05/cmake-build-debug/x86_64", 0x7ffd30f69db0) = -1 ENOENT (No such file or directory)</text:p>
      <text:p text:style-name="P31">openat(AT_FDCWD, "/home/ilya/CLionProjects/os_lab_05/cmake-build-debug/x86_64/libdl.so.2", O_RDONLY|O_CLOEXEC) = -1 ENOENT (No such file or directory)</text:p>
      <text:p text:style-name="P31">stat("/home/ilya/CLionProjects/os_lab_05/cmake-build-debug/x86_64", 0x7ffd30f69db0) = -1 ENOENT (No such file or directory)</text:p>
      <text:p text:style-name="P31">openat(AT_FDCWD, "/home/ilya/CLionProjects/os_lab_05/cmake-build-debug/libdl.so.2", O_RDONLY|O_CLOEXEC) = -1 ENOENT (No such file or directory)</text:p>
      <text:p text:style-name="P31">stat("/home/ilya/CLionProjects/os_lab_05/cmake-build-debug", {st_mode=S_IFDIR|0755, st_size=4096, ...}) = 0</text:p>
      <text:p text:style-name="P31">openat(AT_FDCWD, "/etc/ld.so.cache", O_RDONLY|O_CLOEXEC) = 3</text:p>
      <text:p text:style-name="P31">fstat(3, {st_mode=S_IFREG|0644, st_size=152516, ...}) = 0</text:p>
      <text:p text:style-name="P31">mmap(NULL, 152516, PROT_READ, MAP_PRIVATE, 3, 0) = 0x7f1c86ac1000</text:p>
      <text:p text:style-name="P31">close(3) <text:s text:c="31"/>= 0</text:p>
      <text:p text:style-name="P31">access("/etc/ld.so.nohwcap", F_OK) <text:s text:c="5"/>= -1 ENOENT (No such file or directory)</text:p>
      <text:p text:style-name="P31">openat(AT_FDCWD, "/lib/x86_64-linux-gnu/libdl.so.2", O_RDONLY|O_CLOEXEC) = 3</text:p>
      <text:p text:style-name="P31">read(3, "\177ELF\2\1\1\0\0\0\0\0\0\0\0\0\3\0&gt;\0\1\0\0\0P\16\0\0\0\0\0\0"..., 832) = 832</text:p>
      <text:p text:style-name="P31"><text:soft-page-break/>fstat(3, {st_mode=S_IFREG|0644, st_size=14560, ...}) = 0</text:p>
      <text:p text:style-name="P31">mmap(NULL, 8192, PROT_READ|PROT_WRITE, MAP_PRIVATE|MAP_ANONYMOUS, -1, 0) = 0x7f1c86abf000</text:p>
      <text:p text:style-name="P31">mmap(NULL, 2109712, PROT_READ|PROT_EXEC, MAP_PRIVATE|MAP_DENYWRITE, 3, 0) = 0x7f1c866bc000</text:p>
      <text:p text:style-name="P31">mprotect(0x7f1c866bf000, 2093056, PROT_NONE) = 0</text:p>
      <text:p text:style-name="P31">mmap(0x7f1c868be000, 8192, PROT_READ|PROT_WRITE, MAP_PRIVATE|MAP_FIXED|MAP_DENYWRITE, 3, 0x2000) = 0x7f1c868be000</text:p>
      <text:p text:style-name="P31">close(3) <text:s text:c="31"/>= 0</text:p>
      <text:p text:style-name="P31">openat(AT_FDCWD, "/home/ilya/CLionProjects/os_lab_05/cmake-build-debug/libc.so.6", O_RDONLY|O_CLOEXEC) = -1 ENOENT (No such file or directory)</text:p>
      <text:p text:style-name="P31">access("/etc/ld.so.nohwcap", F_OK) <text:s text:c="5"/>= -1 ENOENT (No such file or directory)</text:p>
      <text:p text:style-name="P31">openat(AT_FDCWD, "/lib/x86_64-linux-gnu/libc.so.6", O_RDONLY|O_CLOEXEC) = 3</text:p>
      <text:p text:style-name="P31">read(3, "\177ELF\2\1\1\3\0\0\0\0\0\0\0\0\3\0&gt;\0\1\0\0\0\260\34\2\0\0\0\0\0"..., 832) = 832</text:p>
      <text:p text:style-name="P31">fstat(3, {st_mode=S_IFREG|0755, st_size=2030544, ...}) = 0</text:p>
      <text:p text:style-name="P31">mmap(NULL, 4131552, PROT_READ|PROT_EXEC, MAP_PRIVATE|MAP_DENYWRITE, 3, 0) = 0x7f1c862cb000</text:p>
      <text:p text:style-name="P31">mprotect(0x7f1c864b2000, 2097152, PROT_NONE) = 0</text:p>
      <text:p text:style-name="P31">mmap(0x7f1c866b2000, 24576, PROT_READ|PROT_WRITE, MAP_PRIVATE|MAP_FIXED|MAP_DENYWRITE, 3, 0x1e7000) = 0x7f1c866b2000</text:p>
      <text:p text:style-name="P31">mmap(0x7f1c866b8000, 15072, PROT_READ|PROT_WRITE, MAP_PRIVATE|MAP_FIXED|MAP_ANONYMOUS, -1, 0) = 0x7f1c866b8000</text:p>
      <text:p text:style-name="P31">close(3) <text:s text:c="31"/>= 0</text:p>
      <text:p text:style-name="P31">mmap(NULL, 12288, PROT_READ|PROT_WRITE, MAP_PRIVATE|MAP_ANONYMOUS, -1, 0) = 0x7f1c86abc000</text:p>
      <text:p text:style-name="P31">arch_prctl(ARCH_SET_FS, 0x7f1c86abc740) = 0</text:p>
      <text:p text:style-name="P31">mprotect(0x7f1c866b2000, 16384, PROT_READ) = 0</text:p>
      <text:p text:style-name="P31">mprotect(0x7f1c868be000, 4096, PROT_READ) = 0</text:p>
      <text:p text:style-name="P31">mprotect(0x562fb0ae2000, 4096, PROT_READ) = 0</text:p>
      <text:p text:style-name="P31"><text:soft-page-break/>mprotect(0x7f1c86ae7000, 4096, PROT_READ) = 0</text:p>
      <text:p text:style-name="P31">munmap(0x7f1c86ac1000, 152516) <text:s text:c="9"/>= 0</text:p>
      <text:p text:style-name="P31">openat(AT_FDCWD, "/home/ilya/CLionProjects/os_lab_05/cmake-build-debug/libmy_list.so", O_RDONLY|O_CLOEXEC) = 3</text:p>
      <text:p text:style-name="P31">read(3, "\177ELF\2\1\1\0\0\0\0\0\0\0\0\0\3\0&gt;\0\1\0\0\0\220\n\0\0\0\0\0\0"..., 832) = 832</text:p>
      <text:p text:style-name="P31">brk(NULL) <text:s text:c="30"/>= 0x562fb18df000</text:p>
      <text:p text:style-name="P31">brk(0x562fb1900000) <text:s text:c="20"/>= 0x562fb1900000</text:p>
      <text:p text:style-name="P31">fstat(3, {st_mode=S_IFREG|0775, st_size=19000, ...}) = 0</text:p>
      <text:p text:style-name="P31">mmap(NULL, 2105488, PROT_READ|PROT_EXEC, MAP_PRIVATE|MAP_DENYWRITE, 3, 0) = 0x7f1c860c8000</text:p>
      <text:p text:style-name="P31">mprotect(0x7f1c860ca000, 2093056, PROT_NONE) = 0</text:p>
      <text:p text:style-name="P31">mmap(0x7f1c862c9000, 8192, PROT_READ|PROT_WRITE, MAP_PRIVATE|MAP_FIXED|MAP_DENYWRITE, 3, 0x1000) = 0x7f1c862c9000</text:p>
      <text:p text:style-name="P31">close(3) <text:s text:c="31"/>= 0</text:p>
      <text:p text:style-name="P31">mprotect(0x7f1c862c9000, 4096, PROT_READ) = 0</text:p>
      <text:p text:style-name="P31">fstat(1, {st_mode=S_IFCHR|0620, st_rdev=makedev(136, 0), ...}) = 0</text:p>
      <text:p text:style-name="P31">write(1, "0000000000000032000000000000000A"..., 1330000000000000032000000000000000A 0000000000000028000000000000000A 000000000000001E000000000000000A 0000000000000014000000000000000A </text:p>
      <text:p text:style-name="P31">) = 133</text:p>
      <text:p text:style-name="P31">munmap(0x7f1c860c8000, 2105488) <text:s text:c="8"/>= 0</text:p>
      <text:p text:style-name="P31">exit_group(0) <text:s text:c="26"/>= ?</text:p>
      <text:p text:style-name="P31">+++ exited with 0 +++</text:p>
      <text:h text:style-name="P19" text:outline-level="1">Вывод</text:h>
      <text:p text:style-name="P11">В результате <text:span text:style-name="T39">данной работы я научился создавать статические и динамические библиотеки, ознакомился с тем, как они размещаются в памяти и каким образом программы могут подключать их(с помощью системных вызовов или на этапе линковки).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26T19:43:31.850143277</dc:date>
    <meta:editing-cycles>55</meta:editing-cycles>
    <meta:editing-duration>PT3H23M59S</meta:editing-duration>
    <meta:generator>LibreOffice/6.0.7.3$Linux_X86_64 LibreOffice_project/00m0$Build-3</meta:generator>
    <meta:document-statistic meta:table-count="0" meta:image-count="0" meta:object-count="0" meta:page-count="12" meta:paragraph-count="334" meta:word-count="1454" meta:character-count="14987" meta:non-whitespace-character-count="129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